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8.414cm" fo:margin-right="0.529cm" fo:text-align="center" style:justify-single-word="false" fo:keep-together="always" fo:text-indent="-0.041cm" style:auto-text-indent="false" style:page-number="auto" fo:background-color="transparent" style:shadow="none" fo:keep-with-next="always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8.414cm" fo:margin-right="0.529cm" fo:text-align="center" style:justify-single-word="false" fo:text-indent="-0.041cm" style:auto-text-indent="false" fo:background-color="transparent" style:shadow="none">
        <style:tab-stops>
          <style:tab-stop style:position="8.467cm"/>
          <style:tab-stop style:position="9.597cm"/>
          <style:tab-stop style:position="16.469cm"/>
        </style:tab-stops>
        <style:background-image/>
      </style:paragraph-properties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=signature_af=%</text:p>
      <text:p text:style-name="P2">%=remLineWhenBlank(signature_af_text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4-09-11T10:39:16.22</dc:date>
    <meta:editing-cycles>9</meta:editing-cycles>
    <meta:editing-duration>PT36M14S</meta:editing-duration>
    <meta:document-statistic meta:table-count="0" meta:image-count="0" meta:object-count="0" meta:page-count="1" meta:paragraph-count="2" meta:word-count="2" meta:character-count="59"/>
    <meta:user-defined meta:name="Info 1"/>
    <meta:user-defined meta:name="Info 2"/>
    <meta:user-defined meta:name="Info 3"/>
    <meta:user-defined meta:name="Info 4"/>
  </office:meta>
</office:document-meta>
</file>